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5cm"/>
    </style:style>
    <style:style style:name="co2" style:family="table-column">
      <style:table-column-properties fo:break-before="auto" style:column-width="1.446cm"/>
    </style:style>
    <style:style style:name="co3" style:family="table-column">
      <style:table-column-properties fo:break-before="auto" style:column-width="1.836cm"/>
    </style:style>
    <style:style style:name="co4" style:family="table-column">
      <style:table-column-properties fo:break-before="auto" style:column-width="4.7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 EN</text:p>
          </table:table-cell>
          <table:table-cell office:value-type="string" calcext:value-type="string">
            <text:p>Hunger</text:p>
          </table:table-cell>
          <table:table-cell office:value-type="string" calcext:value-type="string">
            <text:p>Sättigung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string" calcext:value-type="string">
            <text:p>Mushroom Soup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string" calcext:value-type="string">
            <text:p>Bread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string" calcext:value-type="string">
            <text:p>Raw Prok Chap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string" calcext:value-type="string">
            <text:p>Cooked Pork Chops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string" calcext:value-type="string">
            <text:p>Golden Apple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string" calcext:value-type="string">
            <text:p>Golden Apple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string" calcext:value-type="string">
            <text:p>Raw F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neCraft</text:p>
          </table:table-cell>
        </table:table-row>
        <table:table-row table:style-name="ro1">
          <table:table-cell office:value-type="string" calcext:value-type="string">
            <text:p>Raw Salm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neCraft</text:p>
          </table:table-cell>
        </table:table-row>
        <table:table-row table:style-name="ro1">
          <table:table-cell office:value-type="string" calcext:value-type="string">
            <text:p>Clownfish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MineCraft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MineCraft</text:p>
          </table:table-cell>
        </table:table-row>
        <table:table-row table:style-name="ro1">
          <table:table-cell office:value-type="string" calcext:value-type="string">
            <text:p>Cooked Fish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string" calcext:value-type="string">
            <text:p>Cooked Salmon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string" calcext:value-type="string">
            <text:p>Cak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neCraft</text:p>
          </table:table-cell>
        </table:table-row>
        <table:table-row table:style-name="ro1">
          <table:table-cell office:value-type="string" calcext:value-type="string">
            <text:p>Cookie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MineCraft</text:p>
          </table:table-cell>
        </table:table-row>
        <table:table-row table:style-name="ro1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string" calcext:value-type="string">
            <text:p>Raw Steak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string" calcext:value-type="string">
            <text:p>Cooked Steak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string" calcext:value-type="string">
            <text:p>Raw Chicke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string" calcext:value-type="string">
            <text:p>Roast Chicken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string" calcext:value-type="string">
            <text:p>Rotten Flesh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string" calcext:value-type="string">
            <text:p>Spider Eye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string" calcext:value-type="string">
            <text:p>Carrot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string" calcext:value-type="string">
            <text:p>Potato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string" calcext:value-type="string">
            <text:p>Baked Potato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string" calcext:value-type="string">
            <text:p>Poisonous Potato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string" calcext:value-type="string">
            <text:p>Golden Carrot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string" calcext:value-type="string">
            <text:p>Pumpkin Pie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string" calcext:value-type="string">
            <text:p>Mana Cook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tania</text:p>
          </table:table-cell>
        </table:table-row>
        <table:table-row table:style-name="ro1">
          <table:table-cell office:value-type="string" calcext:value-type="string">
            <text:p>Crabappl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Kumqua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Lim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Wild Cher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Sour Cher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Black Cher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Blackthorn</text:p>
          </table:table-cell>
          <table:table-cell office:value-type="float" office:value="1.5" calcext:value-type="float">
            <text:p>1,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Cherry Plum</text:p>
          </table:table-cell>
          <table:table-cell office:value-type="float" office:value="1.5" calcext:value-type="float">
            <text:p>1,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Almond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Apricot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Grapefruit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Peach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Satsuma</text:p>
          </table:table-cell>
          <table:table-cell office:value-type="float" office:value="1.5" calcext:value-type="float">
            <text:p>1,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Buddhas Hand</text:p>
          </table:table-cell>
          <table:table-cell office:value-type="float" office:value="1.5" calcext:value-type="float">
            <text:p>1,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Citron</text:p>
          </table:table-cell>
          <table:table-cell office:value-type="float" office:value="1.5" calcext:value-type="float">
            <text:p>1,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Finger Lime</text:p>
          </table:table-cell>
          <table:table-cell office:value-type="float" office:value="1.5" calcext:value-type="float">
            <text:p>1,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Key Lim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Manderin</text:p>
          </table:table-cell>
          <table:table-cell office:value-type="float" office:value="1.5" calcext:value-type="float">
            <text:p>1,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Nectarine</text:p>
          </table:table-cell>
          <table:table-cell office:value-type="float" office:value="1.5" calcext:value-type="float">
            <text:p>1,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Pomelo</text:p>
          </table:table-cell>
          <table:table-cell office:value-type="float" office:value="1.5" calcext:value-type="float">
            <text:p>1,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Tangerine</text:p>
          </table:table-cell>
          <table:table-cell office:value-type="float" office:value="1.5" calcext:value-type="float">
            <text:p>1,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Pear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Sand Pea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Butternut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Beechnu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Pecan Nu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Red Banan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Plantai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Brazil Nu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Fi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Acor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Elderberry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Olive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Gingko Nut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Osange Orange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Cl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Papayima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Blackcurran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Redcurran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Raspber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Cranber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Junip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Gooseber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Golden Raspber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Coconu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Cash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Avacad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Nutme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Allspi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Chilli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Star Ani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Mango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Starfrui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Candlenu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Glass of Red Wine</text:p>
          </table:table-cell>
          <table:table-cell table:number-columns-repeated="2" office:value-type="string" calcext:value-type="string">
            <text:p>oW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string" calcext:value-type="string">
            <text:p>Thaumic Cake</text:p>
          </table:table-cell>
          <table:table-cell table:number-columns-repeated="2" office:value-type="string" calcext:value-type="string">
            <text:p>oW</text:p>
          </table:table-cell>
          <table:table-cell office:value-type="string" calcext:value-type="string">
            <text:p>Forbidden Magic</text:p>
          </table:table-cell>
        </table:table-row>
        <table:table-row table:style-name="ro1">
          <table:table-cell office:value-type="string" calcext:value-type="string">
            <text:p>Thaumic Cake</text:p>
          </table:table-cell>
          <table:table-cell table:number-columns-repeated="2" office:value-type="string" calcext:value-type="string">
            <text:p>oW</text:p>
          </table:table-cell>
          <table:table-cell office:value-type="string" calcext:value-type="string">
            <text:p>Forbidden Magic</text:p>
          </table:table-cell>
        </table:table-row>
        <table:table-row table:style-name="ro1">
          <table:table-cell office:value-type="string" calcext:value-type="string">
            <text:p>Tainted Frui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bidden Magic</text:p>
          </table:table-cell>
        </table:table-row>
        <table:table-row table:style-name="ro1">
          <table:table-cell office:value-type="string" calcext:value-type="string">
            <text:p>Cherry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estry</text:p>
          </table:table-cell>
        </table:table-row>
        <table:table-row table:style-name="ro1">
          <table:table-cell office:value-type="string" calcext:value-type="string">
            <text:p>Walnut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estry</text:p>
          </table:table-cell>
        </table:table-row>
        <table:table-row table:style-name="ro1">
          <table:table-cell office:value-type="string" calcext:value-type="string">
            <text:p>Chestnut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estry</text:p>
          </table:table-cell>
        </table:table-row>
        <table:table-row table:style-name="ro1">
          <table:table-cell office:value-type="string" calcext:value-type="string">
            <text:p>Lemon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estry</text:p>
          </table:table-cell>
        </table:table-row>
        <table:table-row table:style-name="ro1">
          <table:table-cell office:value-type="string" calcext:value-type="string">
            <text:p>Plum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estry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estry</text:p>
          </table:table-cell>
        </table:table-row>
        <table:table-row table:style-name="ro1">
          <table:table-cell office:value-type="string" calcext:value-type="string">
            <text:p>Papaya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estry</text:p>
          </table:table-cell>
        </table:table-row>
        <table:table-row table:style-name="ro1">
          <table:table-cell office:value-type="string" calcext:value-type="string">
            <text:p>Honeyed Slice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Forestry</text:p>
          </table:table-cell>
        </table:table-row>
        <table:table-row table:style-name="ro1">
          <table:table-cell office:value-type="string" calcext:value-type="string">
            <text:p>Short Mead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estry</text:p>
          </table:table-cell>
        </table:table-row>
        <table:table-row table:style-name="ro1">
          <table:table-cell office:value-type="string" calcext:value-type="string">
            <text:p>Curative Mead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estry</text:p>
          </table:table-cell>
        </table:table-row>
        <table:table-row table:style-name="ro1">
          <table:table-cell office:value-type="string" calcext:value-type="string">
            <text:p>Ambrosia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Forestry</text:p>
          </table:table-cell>
        </table:table-row>
        <table:table-row table:style-name="ro1">
          <table:table-cell office:value-type="string" calcext:value-type="string">
            <text:p>Honey Pot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Forestry</text:p>
          </table:table-cell>
        </table:table-row>
        <table:table-row table:style-name="ro1">
          <table:table-cell office:value-type="string" calcext:value-type="string">
            <text:p>Cactus Juice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tura</text:p>
          </table:table-cell>
        </table:table-row>
        <table:table-row table:style-name="ro1">
          <table:table-cell office:value-type="string" calcext:value-type="string">
            <text:p>Blightsberry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Natura</text:p>
          </table:table-cell>
        </table:table-row>
        <table:table-row table:style-name="ro1">
          <table:table-cell office:value-type="string" calcext:value-type="string">
            <text:p>Duskberry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Natura</text:p>
          </table:table-cell>
        </table:table-row>
        <table:table-row table:style-name="ro1">
          <table:table-cell office:value-type="string" calcext:value-type="string">
            <text:p>Skyberry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Natura</text:p>
          </table:table-cell>
        </table:table-row>
        <table:table-row table:style-name="ro1">
          <table:table-cell office:value-type="string" calcext:value-type="string">
            <text:p>Stingberry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Natura</text:p>
          </table:table-cell>
        </table:table-row>
        <table:table-row table:style-name="ro1">
          <table:table-cell office:value-type="string" calcext:value-type="string">
            <text:p>Raspberry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Natura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Natura</text:p>
          </table:table-cell>
        </table:table-row>
        <table:table-row table:style-name="ro1">
          <table:table-cell office:value-type="string" calcext:value-type="string">
            <text:p>Blackberry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Natura</text:p>
          </table:table-cell>
        </table:table-row>
        <table:table-row table:style-name="ro1">
          <table:table-cell office:value-type="string" calcext:value-type="string">
            <text:p>Maloberry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Natura</text:p>
          </table:table-cell>
        </table:table-row>
        <table:table-row table:style-name="ro1">
          <table:table-cell office:value-type="string" calcext:value-type="string">
            <text:p>Saguaro Fruit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atura</text:p>
          </table:table-cell>
        </table:table-row>
        <table:table-row table:style-name="ro1">
          <table:table-cell office:value-type="string" calcext:value-type="string">
            <text:p>Potash Apple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Natura</text:p>
          </table:table-cell>
        </table:table-row>
        <table:table-row table:style-name="ro1">
          <table:table-cell office:value-type="string" calcext:value-type="string">
            <text:p>Raw Imphide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atura</text:p>
          </table:table-cell>
        </table:table-row>
        <table:table-row table:style-name="ro1">
          <table:table-cell office:value-type="string" calcext:value-type="string">
            <text:p>Cooked Imphide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atura</text:p>
          </table:table-cell>
        </table:table-row>
        <table:table-row table:style-name="ro1">
          <table:table-cell office:value-type="string" calcext:value-type="string">
            <text:p>Glowshroom Stew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Natura</text:p>
          </table:table-cell>
        </table:table-row>
        <table:table-row table:style-name="ro1">
          <table:table-cell office:value-type="string" calcext:value-type="string">
            <text:p>Tasty Clay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 Blocks</text:p>
          </table:table-cell>
        </table:table-row>
        <table:table-row table:style-name="ro1">
          <table:table-cell office:value-type="string" calcext:value-type="string">
            <text:p>Gelatinous Sli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nkers Construkt</text:p>
          </table:table-cell>
        </table:table-row>
        <table:table-row table:style-name="ro1">
          <table:table-cell office:value-type="string" calcext:value-type="string">
            <text:p>Coagulated Bloo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nkers Construkt</text:p>
          </table:table-cell>
        </table:table-row>
        <table:table-row table:style-name="ro1">
          <table:table-cell office:value-type="string" calcext:value-type="string">
            <text:p>Bacaon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Tinkers Construkt</text:p>
          </table:table-cell>
        </table:table-row>
        <table:table-row table:style-name="ro1">
          <table:table-cell office:value-type="string" calcext:value-type="string">
            <text:p>Jeweled Appl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nkers Construkt</text:p>
          </table:table-cell>
        </table:table-row>
        <table:table-row table:style-name="ro1">
          <table:table-cell office:value-type="string" calcext:value-type="string">
            <text:p>Beef Jerky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nkers Construkt</text:p>
          </table:table-cell>
        </table:table-row>
        <table:table-row table:style-name="ro1">
          <table:table-cell office:value-type="string" calcext:value-type="string">
            <text:p>Chicken Jerky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Tinkers Construkt</text:p>
          </table:table-cell>
        </table:table-row>
        <table:table-row table:style-name="ro1">
          <table:table-cell office:value-type="string" calcext:value-type="string">
            <text:p>Bacon Jerky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nkers Construkt</text:p>
          </table:table-cell>
        </table:table-row>
        <table:table-row table:style-name="ro1">
          <table:table-cell office:value-type="string" calcext:value-type="string">
            <text:p>Mutton Jerky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Tinkers Construkt</text:p>
          </table:table-cell>
        </table:table-row>
        <table:table-row table:style-name="ro1">
          <table:table-cell office:value-type="string" calcext:value-type="string">
            <text:p>Fish Jerky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nkers Construkt</text:p>
          </table:table-cell>
        </table:table-row>
        <table:table-row table:style-name="ro1">
          <table:table-cell office:value-type="string" calcext:value-type="string">
            <text:p>Monster Jerky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inkers Construkt</text:p>
          </table:table-cell>
        </table:table-row>
        <table:table-row table:style-name="ro1">
          <table:table-cell office:value-type="string" calcext:value-type="string">
            <text:p>Gelatinous Slime Drop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nkers Construkt</text:p>
          </table:table-cell>
        </table:table-row>
        <table:table-row table:style-name="ro1">
          <table:table-cell office:value-type="string" calcext:value-type="string">
            <text:p>Coagulated Blood Drop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inkers Construkt</text:p>
          </table:table-cell>
        </table:table-row>
        <table:table-row table:style-name="ro1">
          <table:table-cell office:value-type="string" calcext:value-type="string">
            <text:p>Miniature Red He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W</text:p>
          </table:table-cell>
          <table:table-cell office:value-type="string" calcext:value-type="string">
            <text:p>Tinkers Construkt</text:p>
          </table:table-cell>
        </table:table-row>
        <table:table-row table:style-name="ro1">
          <table:table-cell office:value-type="string" calcext:value-type="string">
            <text:p>Triple Meat Treat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Thaumcraft</text:p>
          </table:table-cell>
        </table:table-row>
        <table:table-row table:style-name="ro1">
          <table:table-cell office:value-type="string" calcext:value-type="string">
            <text:p>Zombie Brain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haumcraft</text:p>
          </table:table-cell>
        </table:table-row>
        <table:table-row table:style-name="ro1">
          <table:table-cell office:value-type="string" calcext:value-type="string">
            <text:p>Sweetwart</text:p>
          </table:table-cell>
          <table:table-cell table:number-columns-repeated="2" office:value-type="string" calcext:value-type="string">
            <text:p>oW</text:p>
          </table:table-cell>
          <table:table-cell office:value-type="string" calcext:value-type="string">
            <text:p>Witching Gadgets</text:p>
          </table:table-cell>
        </table:table-row>
        <table:table-row table:style-name="ro1">
          <table:table-cell office:value-type="string" calcext:value-type="string">
            <text:p>Nethercake</text:p>
          </table:table-cell>
          <table:table-cell table:number-columns-repeated="2" office:value-type="string" calcext:value-type="string">
            <text:p>oW</text:p>
          </table:table-cell>
          <table:table-cell office:value-type="string" calcext:value-type="string">
            <text:p>Witching Gadgets</text:p>
          </table:table-cell>
        </table:table-row>
        <table:table-row table:style-name="ro1">
          <table:table-cell office:value-type="string" calcext:value-type="string">
            <text:p>Brain Jerky</text:p>
          </table:table-cell>
          <table:table-cell table:number-columns-repeated="2" office:value-type="string" calcext:value-type="string">
            <text:p>oW</text:p>
          </table:table-cell>
          <table:table-cell office:value-type="string" calcext:value-type="string">
            <text:p>Witching Gadgets</text:p>
          </table:table-cell>
        </table:table-row>
        <table:table-row table:style-name="ro1">
          <table:table-cell office:value-type="string" calcext:value-type="string">
            <text:p>Raw Yeti Mea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ycanites Arctic Mobs</text:p>
          </table:table-cell>
        </table:table-row>
        <table:table-row table:style-name="ro1">
          <table:table-cell office:value-type="string" calcext:value-type="string">
            <text:p>Cooked Yeti Mea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ycanites Arctic Mobs</text:p>
          </table:table-cell>
        </table:table-row>
        <table:table-row table:style-name="ro1">
          <table:table-cell office:value-type="string" calcext:value-type="string">
            <text:p>Pale Sou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ycanites Arctic Mobs</text:p>
          </table:table-cell>
        </table:table-row>
        <table:table-row table:style-name="ro1">
          <table:table-cell office:value-type="string" calcext:value-type="string">
            <text:p>Mana Cake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s Magica 2</text:p>
          </table:table-cell>
        </table:table-row>
        <table:table-row table:style-name="ro1">
          <table:table-cell office:value-type="string" calcext:value-type="string">
            <text:p>Mana Martini</text:p>
          </table:table-cell>
          <table:table-cell office:value-type="string" calcext:value-type="string">
            <text:p>ow</text:p>
          </table:table-cell>
          <table:table-cell office:value-type="string" calcext:value-type="string">
            <text:p>oW</text:p>
          </table:table-cell>
          <table:table-cell office:value-type="string" calcext:value-type="string">
            <text:p>Ars Magica 2</text:p>
          </table:table-cell>
        </table:table-row>
        <table:table-row table:style-name="ro1">
          <table:table-cell office:value-type="string" calcext:value-type="string">
            <text:p>Raw Pinky Mea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ycanites Demon Mobs</text:p>
          </table:table-cell>
        </table:table-row>
        <table:table-row table:style-name="ro1">
          <table:table-cell office:value-type="string" calcext:value-type="string">
            <text:p>Cooked Pinky Meat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Lycanites Demon Mobs</text:p>
          </table:table-cell>
        </table:table-row>
        <table:table-row table:style-name="ro1">
          <table:table-cell office:value-type="string" calcext:value-type="string">
            <text:p>Devil Lasagna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Lycanites Demon Mobs</text:p>
          </table:table-cell>
        </table:table-row>
        <table:table-row table:style-name="ro1">
          <table:table-cell office:value-type="string" calcext:value-type="string">
            <text:p>Raw Joust Mea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ycanites Desert Mobs</text:p>
          </table:table-cell>
        </table:table-row>
        <table:table-row table:style-name="ro1">
          <table:table-cell office:value-type="string" calcext:value-type="string">
            <text:p>Cooked Joust Mea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ycanites Desert Mobs</text:p>
          </table:table-cell>
        </table:table-row>
        <table:table-row table:style-name="ro1">
          <table:table-cell office:value-type="string" calcext:value-type="string">
            <text:p>Amber Cak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ycanites Desert Mobs</text:p>
          </table:table-cell>
        </table:table-row>
        <table:table-row table:style-name="ro1">
          <table:table-cell office:value-type="string" calcext:value-type="string">
            <text:p>Cooked Silkworm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 Nihilo</text:p>
          </table:table-cell>
        </table:table-row>
        <table:table-row table:style-name="ro1">
          <table:table-cell office:value-type="string" calcext:value-type="string">
            <text:p>Raw Arisaur Mea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ycanites Forest Mobs</text:p>
          </table:table-cell>
        </table:table-row>
        <table:table-row table:style-name="ro1">
          <table:table-cell office:value-type="string" calcext:value-type="string">
            <text:p>Cooked Arisaur Mea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ycanites Forest Mobs</text:p>
          </table:table-cell>
        </table:table-row>
        <table:table-row table:style-name="ro1">
          <table:table-cell office:value-type="string" calcext:value-type="string">
            <text:p>Paleo Sala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ycanites Forest Mobs</text:p>
          </table:table-cell>
        </table:table-row>
        <table:table-row table:style-name="ro1">
          <table:table-cell office:value-type="string" calcext:value-type="string">
            <text:p>Raw Silex Mea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ycanites Freshwater Mobs</text:p>
          </table:table-cell>
        </table:table-row>
        <table:table-row table:style-name="ro1">
          <table:table-cell office:value-type="string" calcext:value-type="string">
            <text:p>Cooked Silex Mea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ycanites Freshwater Mobs</text:p>
          </table:table-cell>
        </table:table-row>
        <table:table-row table:style-name="ro1">
          <table:table-cell office:value-type="string" calcext:value-type="string">
            <text:p>Lapis Fish and Chip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ycanites Freshwater Mobs</text:p>
          </table:table-cell>
        </table:table-row>
        <table:table-row table:style-name="ro1">
          <table:table-cell office:value-type="string" calcext:value-type="string">
            <text:p>Carrot Cake</text:p>
          </table:table-cell>
          <table:table-cell table:number-columns-repeated="2" office:value-type="string" calcext:value-type="string">
            <text:p>oW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heese Cake</text:p>
          </table:table-cell>
          <table:table-cell table:number-columns-repeated="2" office:value-type="string" calcext:value-type="string">
            <text:p>oW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herry Cheese Cake</text:p>
          </table:table-cell>
          <table:table-cell table:number-columns-repeated="2" office:value-type="string" calcext:value-type="string">
            <text:p>oW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ineapple Upside Down Cake</text:p>
          </table:table-cell>
          <table:table-cell table:number-columns-repeated="2" office:value-type="string" calcext:value-type="string">
            <text:p>oW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hocolate Sprinkle Cake</text:p>
          </table:table-cell>
          <table:table-cell table:number-columns-repeated="2" office:value-type="string" calcext:value-type="string">
            <text:p>oW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ed Velvet Cake</text:p>
          </table:table-cell>
          <table:table-cell table:number-columns-repeated="2" office:value-type="string" calcext:value-type="string">
            <text:p>oW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Lamington</text:p>
          </table:table-cell>
          <table:table-cell table:number-columns-repeated="2" office:value-type="string" calcext:value-type="string">
            <text:p>oW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avlova</text:p>
          </table:table-cell>
          <table:table-cell table:number-columns-repeated="2" office:value-type="string" calcext:value-type="string">
            <text:p>oW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Holiday Cake</text:p>
          </table:table-cell>
          <table:table-cell table:number-columns-repeated="2" office:value-type="string" calcext:value-type="string">
            <text:p>oW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umpkin Cheese Cake</text:p>
          </table:table-cell>
          <table:table-cell table:number-columns-repeated="2" office:value-type="string" calcext:value-type="string">
            <text:p>oW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Honey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aw Mutton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ooked Mutto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aw Calamar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ooked Calamarie</text:p>
          </table:table-cell>
          <table:table-cell office:value-type="float" office:value="2.5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unflower Seeds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lackberry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andleberry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aspberry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trawberry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actus Fruit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Asparagus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arley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Oats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ye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orn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amboo Shoot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antaloupe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ucumber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Winter Squash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Zucchini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eet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Onion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arsnip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eanut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adish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utabaga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weet Potato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Turnip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hubarb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elery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Garlic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Ginger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pice Leaf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Edible Root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ea Leaf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offee Beans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Mustard Seeds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roccoli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auliflower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Leek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Lettuce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acallion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Artichoke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russel Sprout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abbage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pinach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White Mushroom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eans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oybean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ellpepper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hili Pepper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Eggplant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Okra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eas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Tomato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ineapple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Grape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Kiwi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ranberry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eaweed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Almond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Apricot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Avocado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ashew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herry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hestnut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innamon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oconut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Dragonfruit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Durian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Fig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Grapefruit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Lemon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Lime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Maple Syrup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Mango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Nutmeg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Olive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apaya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each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ear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ecan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eppercorn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ersimmon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istachio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lum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omegranate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tarfruit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Vanilla Bean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Walnut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Grilled Asparagus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aked Sweet Potato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up of Tea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up of Coffee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opcorn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Grilled Eggplant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aisins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ice Cake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Toasted Coconut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Toast</text:p>
          </table:table-cell>
          <table:table-cell office:value-type="float" office:value="3.5" calcext:value-type="float">
            <text:p>3,5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Ice Cream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Grilled Cheese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Apple Juice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Apple Sau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Apple Pi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aramel Apple</text:p>
          </table:table-cell>
          <table:table-cell office:value-type="float" office:value="3.5" calcext:value-type="float">
            <text:p>3,5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umpkin Bread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oasted Pumpkin Seed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umpkin Soup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Melon Juice</text:p>
          </table:table-cell>
          <table:table-cell office:value-type="float" office:value="1.5" calcext:value-type="float">
            <text:p>1,5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Melon Smoothie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arrot Juice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arrot Cake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arrot Soup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Glazed Carrots</text:p>
          </table:table-cell>
          <table:table-cell office:value-type="float" office:value="3.5" calcext:value-type="float">
            <text:p>3,5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uttered Potato</text:p>
          </table:table-cell>
          <table:table-cell office:value-type="float" office:value="3.5" calcext:value-type="float">
            <text:p>3,5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Loaded Baked Potato</text:p>
          </table:table-cell>
          <table:table-cell office:value-type="float" office:value="5.5" calcext:value-type="float">
            <text:p>5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Mashed Potatoes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otato Salad</text:p>
          </table:table-cell>
          <table:table-cell office:value-type="float" office:value="3.5" calcext:value-type="float">
            <text:p>3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otato Soup</text:p>
          </table:table-cell>
          <table:table-cell office:value-type="float" office:value="3" calcext:value-type="float">
            <text:p>3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Fries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Grilled Mushroom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tuffed Mushroom</text:p>
          </table:table-cell>
          <table:table-cell office:value-type="float" office:value="3" calcext:value-type="float">
            <text:p>3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hicken Sandwich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hicken Noodle Soup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hicken Pot Pi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readed Porkchop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Hotdo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aked Ham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Hamburger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heeseburger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acon Cheeseburger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ot Roas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Fish Sandwitch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Fish Sticks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Fish and Chips</text:p>
          </table:table-cell>
          <table:table-cell office:value-type="float" office:value="5.5" calcext:value-type="float">
            <text:p>5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Fried Egg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crambled Egg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oiled Egg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Egg Salad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aram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Taffy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pider Eye Soup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Zombie Jerky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hocolate Bar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Hot Chocolate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hocolate Ice Cream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Vegetable Soup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tock</text:p>
          </table:table-cell>
          <table:table-cell office:value-type="float" office:value="1.5" calcext:value-type="float">
            <text:p>1,5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Fruit Salad</text:p>
          </table:table-cell>
          <table:table-cell office:value-type="float" office:value="3" calcext:value-type="float">
            <text:p>3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pagetti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pagetti and Meatballs</text:p>
          </table:table-cell>
          <table:table-cell office:value-type="float" office:value="5.5" calcext:value-type="float">
            <text:p>5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Tomato Soup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hicken Parmasa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izz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pring Salad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ork Lettuce Wrap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Fish Lettuce Wrap</text:p>
          </table:table-cell>
          <table:table-cell office:value-type="float" office:value="3" calcext:value-type="float">
            <text:p>3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L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Leafy Chicken Sandwich</text:p>
          </table:table-cell>
          <table:table-cell office:value-type="float" office:value="5.5" calcext:value-type="float">
            <text:p>5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Leafy Fish Sandwich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Deluxe Cheeseburger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Delighted Mea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Onion Soup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otato Cakes</text:p>
          </table:table-cell>
          <table:table-cell office:value-type="float" office:value="3.5" calcext:value-type="float">
            <text:p>3,5</text:p>
          </table:table-cell>
          <table:table-cell office:value-type="float" office:value="8.8" calcext:value-type="float">
            <text:p>8,8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Hash</text:p>
          </table:table-cell>
          <table:table-cell office:value-type="float" office:value="5.5" calcext:value-type="float">
            <text:p>5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raised Onions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Hearty Breakfas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orn on the Cob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ornbread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Tortilli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Nachoes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Taco</text:p>
          </table:table-cell>
          <table:table-cell office:value-type="float" office:value="5.5" calcext:value-type="float">
            <text:p>5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Fish Taco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reamed Corn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trawberry Smoothi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trawberry Pie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trawberry Salad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trawberry Juice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hocolate Strawberr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eanut Butter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Trail Mix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B&amp;J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eanut Butter Cookies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Grape Juice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Grape Jelly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Grape Salad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aisin Cookies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ickles</text:p>
          </table:table-cell>
          <table:table-cell office:value-type="float" office:value="3.5" calcext:value-type="float">
            <text:p>3,5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ucumber Salad</text:p>
          </table:table-cell>
          <table:table-cell office:value-type="float" office:value="5.5" calcext:value-type="float">
            <text:p>5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ucumber Soup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Vegetarian Lettuce Wrap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Marinated Cucumbers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ice Soup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Fried Ric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Mushroom Risotto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urry Rice</text:p>
          </table:table-cell>
          <table:table-cell office:value-type="float" office:value="5.5" calcext:value-type="float">
            <text:p>5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ainbow Curry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efried Beans</text:p>
          </table:table-cell>
          <table:table-cell office:value-type="float" office:value="3.5" calcext:value-type="float">
            <text:p>3,5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aked Bean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eans and Rice</text:p>
          </table:table-cell>
          <table:table-cell office:value-type="float" office:value="5.5" calcext:value-type="float">
            <text:p>5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hili</text:p>
          </table:table-cell>
          <table:table-cell office:value-type="float" office:value="6.5" calcext:value-type="float">
            <text:p>6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ean Burrito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tuffed Pepper</text:p>
          </table:table-cell>
          <table:table-cell office:value-type="float" office:value="3.5" calcext:value-type="float">
            <text:p>3,5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Veggie Stirfry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Grilled Skewer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upreme Pizza</text:p>
          </table:table-cell>
          <table:table-cell office:value-type="float" office:value="6.5" calcext:value-type="float">
            <text:p>6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Omelet</text:p>
          </table:table-cell>
          <table:table-cell office:value-type="float" office:value="3.5" calcext:value-type="float">
            <text:p>3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Hot Wing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hili Poppers</text:p>
          </table:table-cell>
          <table:table-cell office:value-type="float" office:value="3.5" calcext:value-type="float">
            <text:p>3,5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Extreme Chili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hili Chocolate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Lemonad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Leom Bar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Fish Dinne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Lemon Smoothi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Lemon Meringu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andied Lemon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Lemon Chicken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lueberry Smoothi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lueberry Pie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lueberry Muffin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lueberry Juice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ancake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lueberry Pancakes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herry Juice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herry Pie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hocolate Cherry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herry Smoothi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heesecak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herry Cheesecak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tuffed Eggplan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Eggplant Parm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aspberry Iced Tea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hai Tea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Espresso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offee con Lech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Mocha Ice Cream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ickled Beets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eet Salad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eet Soup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aked Beet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roccoli Mac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roccoli n Dip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reamed Broccoli Soup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weet Potato Pi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andied Sweet Potatoes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Mashed Sweet Potatoes</text:p>
          </table:table-cell>
          <table:table-cell office:value-type="float" office:value="3.5" calcext:value-type="float">
            <text:p>3,5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teamed Pea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plit Pea Soup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ineapple Upsidedown Cak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ineapple Ham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inneapple Yogurt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Turnip Soup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oasted Root Veggie Medley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aked Turnips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Ginger Bread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Ginger Snaps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andied Ginger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oft Pretzel and Musta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picy Mustard Pork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picy Greens</text:p>
          </table:table-cell>
          <table:table-cell office:value-type="float" office:value="5.5" calcext:value-type="float">
            <text:p>5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Garlic Bread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Garlic Mashed Potatoe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Garlic Chicke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ummer Radish Salad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ummer Squash with Radish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elery and Peanut Butter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hicken Celery Casserol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eas and Celery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elery Soup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Zuchini Bread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Zuchini Fries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Zesty Zuchin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Zuchini Bak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Asparagus Quich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Asparagus Soup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Walnut Raisin Bread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andied Walnuts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rowni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apaya Juice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apaya Smoothi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apaya Yogurt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tarfruit Juice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tarfruit Smoothi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tarfruit Yogurt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Guacamol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ream of Avocado Soup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Avocado Burrito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oeched Pear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Fruit Crumble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ear Yogurt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lum Yogurt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anana Spli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anana Nut Bread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anana Smoothi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anana Yogurt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oconut Milk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hicken Curry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oconut Shrimp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oconut Yogurt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Orange Juice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Orange Chicke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Orange Smoothi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Orange Yogurt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each Juice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each Cobbler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each Smoothi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each Yogurt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Lime Juice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Keylime Pi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Lime Smoothie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Lime Yogurt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Mango Juice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Mango Smoothi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Mango Yogurt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omegranate Juice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omegranate Smoothi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omegranate Yogurt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Vanilla Yogurt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innamon Roll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French Toas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Masrshmellows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Donat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hocolate Donut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owdered Donut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Jelly Donut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Frosted Donut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actus Soup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Waffles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eed Soup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oft Pretzel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Jellybeans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iscuit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ream Cookie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Jaffa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Fried Chicken</text:p>
          </table:table-cell>
          <table:table-cell office:value-type="float" office:value="5.5" calcext:value-type="float">
            <text:p>5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hocolate Spinkles Cake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ed Velvet Cake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Footlong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lueberry Yogurt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Lemon Yogurt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herry Yogurt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trawberry Yogurt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Grape Yogurt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hocolate Yogurt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lackberry Juice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lackberry Cobbler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lackberry Smoothi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lackberry Yogurt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hocolate Milk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umpkin Yogurt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aspberry Juice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aspberry Pie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aspberry Smoothi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aspberry Yogurt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innamon Sugar Donut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Melon Yogurt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Kiwi Juice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Kiwi Smoothi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Kiwi Yogurt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lain Yogurt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Apple Yogurt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alted Sunflower Seed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unflower Wheat Roll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unflower Broccoli Salad</text:p>
          </table:table-cell>
          <table:table-cell office:value-type="float" office:value="6.5" calcext:value-type="float">
            <text:p>6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ranberry Juice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ranberry Sau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ranberry Bar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eppermint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actus Fruit Juice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aklav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Gummy Bears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acon Mushroom Burger</text:p>
          </table:table-cell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Fruit Punch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Meaty Stew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Mixed Salad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inacolad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hepherd's Pi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Egg Nog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ustard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ushi</text:p>
          </table:table-cell>
          <table:table-cell office:value-type="float" office:value="3" calcext:value-type="float">
            <text:p>3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Garden Soup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Apple Jelly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Apple Jelly Sandwich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lackberry Jelly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lackberry Jelly Sandwich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lueberry Jelly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lueberry Jelly Sandwich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herry Jelly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herry Jelly Sandwich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ranberry Jelly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ranberry Jelly Sandwich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Kiwi Jelly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Kiwi Jelly Sandwich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Lemon Jelly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Lemon Jelly Sandwich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Lime Jelly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Lime Jelly Sandwich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Mango Jelly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Mango Sandwich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Orange Jelly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Orange Jelly Sandwich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apaya Jelly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apaya Jelly Sandwich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each Jelly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each Jelly Sandwich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omegranate Jelly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omegranate Jelly Sandwich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aspberry Jelly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aspberry Jelly Sandwich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tarfruit Jelly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tarfruit Jelly Sandwich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trawberry Jelly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trawberry Jelly Sandwich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Watermelon Jelly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Watermelon Jelly Sandwich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herry So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ola So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Ginger 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Grape So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Lemon-Lime Soda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Orange So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oot Be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trawberry So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aramel Ice Cream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Mint Chocolate Chip Ice Cream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trawberry Ice Cream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Vanilla Ice Cream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Ginger Chicke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Old World Veggie Soup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pice Bun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Gingered Rhubarb Tart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Lamb Barley Soup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Honey Lemon Lamp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umpkin Oat Scone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eef Jerky</text:p>
          </table:table-cell>
          <table:table-cell office:value-type="float" office:value="2.5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lim Juice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ear Juice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Oven Roasted Cauliflowe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Leek Bacon Soup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Herb Butter Parsnips</text:p>
          </table:table-cell>
          <table:table-cell office:value-type="float" office:value="3.5" calcext:value-type="float">
            <text:p>3,5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callion Baked Potato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oy Milk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Firm Tofu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ilken Tofu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amboo Steamed Ri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oasted Chestnut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weet Potato Souffl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ashew Chicke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Apricot Juice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Apricot Yogurt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Apricot Glazed Pork</text:p>
          </table:table-cell>
          <table:table-cell office:value-type="float" office:value="3" calcext:value-type="float">
            <text:p>3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Apricot Jelly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Apricot Jelly Sandwich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Apricot Smoothi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Fig Bar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Fig Jelly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Fig Jelly Sandwich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Fig Smoothi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Fig Yogurt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Fig Juice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Grapefruit Juice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Grapefruit Jelly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Grapefruit Jelly Sandwich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Grapefruit Smoothi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Grapefruit Yogurt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Grapefruit So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itrus Salad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ecan Pi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ralines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ersimmon Juice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ersimmon Yogurt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ersimmon Smoothi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ersimmon Jelly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ersimmon Jelly Sandwich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istachio Baked Salmo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acon Wrapped Dates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Date Nut Bread</text:p>
          </table:table-cell>
          <table:table-cell office:value-type="float" office:value="3.5" calcext:value-type="float">
            <text:p>3,5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Maple Syrup Pancakes</text:p>
          </table:table-cell>
          <table:table-cell office:value-type="float" office:value="3.5" calcext:value-type="float">
            <text:p>3,5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Maple Syrup Waffles</text:p>
          </table:table-cell>
          <table:table-cell office:value-type="float" office:value="3.5" calcext:value-type="float">
            <text:p>3,5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Maple Sausage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Maple Oatmeal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eaches and Cream Oatmeal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innamon Apple Oatmeal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Maple Candied Bacon</text:p>
          </table:table-cell>
          <table:table-cell office:value-type="float" office:value="3" calcext:value-type="float">
            <text:p>3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Toast Sandwich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otato and Cheese Pirog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Zeppol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ausage in Brea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hocolate Caramel Fudge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Lavender Shortbread</text:p>
          </table:table-cell>
          <table:table-cell office:value-type="float" office:value="3.5" calcext:value-type="float">
            <text:p>3,5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eef Wellingto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Epic Baco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Manjuu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hicken Gumbo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General Tso's Chicke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alifornia Roll</text:p>
          </table:table-cell>
          <table:table-cell office:value-type="float" office:value="3.5" calcext:value-type="float">
            <text:p>3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Futo Maki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eans on Toast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Vegemite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Honeycomb Chocolate Bar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herry Coconut Chocolate Ba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Fairy Bread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Lamingto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Tim Tam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Meat Pi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hiko Roll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Damper</text:p>
          </table:table-cell>
          <table:table-cell office:value-type="float" office:value="3.5" calcext:value-type="float">
            <text:p>3,5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eet Burg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avlov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Gherki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McPam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easar Salad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haos Cookie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hocolate Baco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Lamb Kebak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Nutella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nickers Bar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pinach Pie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teamed Spinach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Vegemite on Toast</text:p>
          </table:table-cell>
          <table:table-cell office:value-type="float" office:value="3.5" calcext:value-type="float">
            <text:p>3,5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aw Anchov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aw Bas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aw Car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aw Catfis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aw Char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aw Cla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aw Cra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aw Crayfis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aw E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aw Fro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aw Group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aw Herr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aw Jellyfis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aw Mudfis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aw Octopu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aw Perc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aw Scallo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aw Shrim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aw Snai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aw Snapp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aw Tilapi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aw Tro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aw Tu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aw Turtl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aw Walley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Holiday Cak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ooked Cla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ooked Cra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ooked Crayfis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ooked Frog Leg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ooked Octopu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ooked Scallo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ooked Shrim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ooked Snai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ooked Turtl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Apple Cider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angers and Mash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attered Susag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oleslaw</text:p>
          </table:table-cell>
          <table:table-cell office:value-type="float" office:value="3.5" calcext:value-type="float">
            <text:p>3,5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Energy Drin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Fried Onions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Meat Feast Pizza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Mince Pi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Onion Hamburge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epperon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ickled Onions</text:p>
          </table:table-cell>
          <table:table-cell office:value-type="float" office:value="3.5" calcext:value-type="float">
            <text:p>3,5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ork Sausag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aspberry Trifle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umpkin Cheesecak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umpkin Muffin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uadero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andom Taco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aw Turke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ooked Turkey</text:p>
          </table:table-cell>
          <table:table-cell office:value-type="float" office:value="2.5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aw Rabbi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ooked Rabbit</text:p>
          </table:table-cell>
          <table:table-cell office:value-type="float" office:value="2.5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aw Venison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ooked Veniso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trawberry Milkshak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hocolate Milkshak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anana Milkshak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ornflakes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oleslaw Burger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oast Chicken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Roast Potatoe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unday Roas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BBQ Pulled Pork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Lamb with Mint Sauce</text:p>
          </table:table-cell>
          <table:table-cell office:value-type="float" office:value="5.5" calcext:value-type="float">
            <text:p>5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teak and Chips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herry Ice Cream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Pistachio Ice Cream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Neapolitan Ice Cream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Spumoni Ice Cream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m's HarvestCraft</text:p>
          </table:table-cell>
        </table:table-row>
        <table:table-row table:style-name="ro1">
          <table:table-cell office:value-type="string" calcext:value-type="string">
            <text:p>Cooked Cephignis Mea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ycanites Inferno Mobs</text:p>
          </table:table-cell>
        </table:table-row>
        <table:table-row table:style-name="ro1">
          <table:table-cell office:value-type="string" calcext:value-type="string">
            <text:p>Searing Tac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ycanites Inferno Mobs</text:p>
          </table:table-cell>
        </table:table-row>
        <table:table-row table:style-name="ro1">
          <table:table-cell office:value-type="string" calcext:value-type="string">
            <text:p>Raw Concapede Mea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ycanites Jungle Mobs</text:p>
          </table:table-cell>
        </table:table-row>
        <table:table-row table:style-name="ro1">
          <table:table-cell office:value-type="string" calcext:value-type="string">
            <text:p>Cooked Concapede Mea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ycanites Jungle Mobs</text:p>
          </table:table-cell>
        </table:table-row>
        <table:table-row table:style-name="ro1">
          <table:table-cell office:value-type="string" calcext:value-type="string">
            <text:p>Tropical Cur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ycanites Jungle Mobs</text:p>
          </table:table-cell>
        </table:table-row>
        <table:table-row table:style-name="ro1">
          <table:table-cell office:value-type="string" calcext:value-type="string">
            <text:p>Battle Burrit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ycanites Mobs</text:p>
          </table:table-cell>
        </table:table-row>
        <table:table-row table:style-name="ro1">
          <table:table-cell office:value-type="string" calcext:value-type="string">
            <text:p>Explorers Risott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ycanites Mobs</text:p>
          </table:table-cell>
        </table:table-row>
        <table:table-row table:style-name="ro1">
          <table:table-cell office:value-type="string" calcext:value-type="string">
            <text:p>Raw Yale Mea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ycanites Mountain Mobs</text:p>
          </table:table-cell>
        </table:table-row>
        <table:table-row table:style-name="ro1">
          <table:table-cell office:value-type="string" calcext:value-type="string">
            <text:p>Cooked Yale Mea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ycanites Mountain Mobs</text:p>
          </table:table-cell>
        </table:table-row>
        <table:table-row table:style-name="ro1">
          <table:table-cell office:value-type="string" calcext:value-type="string">
            <text:p>Peaks Keba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ycanites Mountain Mobs</text:p>
          </table:table-cell>
        </table:table-row>
        <table:table-row table:style-name="ro1">
          <table:table-cell office:value-type="string" calcext:value-type="string">
            <text:p>Raw Maka Mea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ycanites Plains Mobs</text:p>
          </table:table-cell>
        </table:table-row>
        <table:table-row table:style-name="ro1">
          <table:table-cell office:value-type="string" calcext:value-type="string">
            <text:p>Cooked Maka Mea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ycanites Plains Mobs</text:p>
          </table:table-cell>
        </table:table-row>
        <table:table-row table:style-name="ro1">
          <table:table-cell office:value-type="string" calcext:value-type="string">
            <text:p>Bulwark Burg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ycanites Plains Mobs</text:p>
          </table:table-cell>
        </table:table-row>
        <table:table-row table:style-name="ro1">
          <table:table-cell office:value-type="string" calcext:value-type="string">
            <text:p>Raw Chupacabra Mea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ycanites Shadow Mobs</text:p>
          </table:table-cell>
        </table:table-row>
        <table:table-row table:style-name="ro1">
          <table:table-cell office:value-type="string" calcext:value-type="string">
            <text:p>Cooked Chupacabra Meat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Lycanites Shadow Mobs</text:p>
          </table:table-cell>
        </table:table-row>
        <table:table-row table:style-name="ro1">
          <table:table-cell office:value-type="string" calcext:value-type="string">
            <text:p>Blood Chili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Lycanites Shadow Mobs</text:p>
          </table:table-cell>
        </table:table-row>
        <table:table-row table:style-name="ro1">
          <table:table-cell office:value-type="string" calcext:value-type="string">
            <text:p>Raw Aspid Mea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ycanites Swamp Mobs</text:p>
          </table:table-cell>
        </table:table-row>
        <table:table-row table:style-name="ro1">
          <table:table-cell office:value-type="string" calcext:value-type="string">
            <text:p>Cooked Aspid Mea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ycanites Swamp Mobs</text:p>
          </table:table-cell>
        </table:table-row>
        <table:table-row table:style-name="ro1">
          <table:table-cell office:value-type="string" calcext:value-type="string">
            <text:p>Moss Pi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ycanites Swamp Mobs</text:p>
          </table:table-cell>
        </table:table-row>
        <table:table-row table:style-name="ro1">
          <table:table-cell office:value-type="string" calcext:value-type="string">
            <text:p>Berry Medley</text:p>
          </table:table-cell>
          <table:table-cell office:value-type="float" office:value="2.5" calcext:value-type="float">
            <text:p>2,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tura</text:p>
          </table:table-cell>
        </table:table-row>
      </table:table>
      <table:table table:name="Tabelle2" table:style-name="ta2" table:print="false">
        <office:forms form:automatic-focus="false" form:apply-design-mode="false"/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9">00.00.0000</text:date>, <text:time style:data-style-name="N2" text:time-value="17:41:12.27888951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7T16:18:41.10</meta:creation-date>
    <dc:date>2015-08-09T17:42:29.936666842</dc:date>
    <meta:editing-duration>PT7H12M30S</meta:editing-duration>
    <meta:editing-cycles>5</meta:editing-cycles>
    <meta:generator>LibreOffice/4.3.7.2$Linux_X86_64 LibreOffice_project/430m0$Build-2</meta:generator>
    <meta:document-statistic meta:table-count="2" meta:cell-count="3150" meta:object-count="0"/>
  </office:meta>
</office:document-meta>
</file>